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E5]-[.M6])" office:value-type="float" office:value="-306.99" calcext:value-type="float">
            <text:p>-306.99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itor Gigabyte GS32Q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Sprzedaż vr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.99</text:p>
          </table:table-cell>
          <table:table-cell table:number-columns-repeated="2"/>
          <table:table-cell office:value-type="string" calcext:value-type="string">
            <text:p>Plany zakupowe</text:p>
          </table:table-cell>
          <table:table-cell office:value-type="float" office:value="1703" calcext:value-type="float">
            <text:p>1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bel HDMI Baseus 3m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ler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" table:formula="of:=SUM([.E2:.E4])"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Telefon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Wydatki stałe</text:p>
          </table:table-cell>
          <table:table-cell office:value-type="float" office:value="453.99" calcext:value-type="float">
            <text:p>453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gro</text:p>
          </table:table-cell>
          <table:table-cell office:value-type="float" office:value="220" calcext:value-type="float">
            <text:p>220</text:p>
          </table:table-cell>
          <table:table-cell table:number-columns-repeated="6"/>
          <table:table-cell table:style-name="ce2" table:formula="of:=SUM([.I3:.I5])" office:value-type="float" office:value="453.99" calcext:value-type="float">
            <text:p>453.99</text:p>
          </table:table-cell>
          <table:table-cell table:number-columns-repeated="3"/>
          <table:table-cell table:style-name="ce2" table:formula="of:=SUM([.M3:.M5])" office:value-type="float" office:value="2156.99" calcext:value-type="float">
            <text:p>2156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łacić się candyemu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prawa telefonu</text:p>
          </table:table-cell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mena <text:s/>skorakorasv.pl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mena danielskorski.com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wer VPS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1703" calcext:value-type="float">
            <text:p>1703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1"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9"/>
          <table:table-cell table:formula="of:=SUM([.L16:.L18])"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yszka logitech G502 HERO</text:p>
          </table:table-cell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BL Charge 5</text:p>
          </table:table-cell>
          <table:table-cell office:value-type="float" office:value="400" calcext:value-type="float">
            <text:p>4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5000" calcext:value-type="float">
            <text:p>5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1200" calcext:value-type="float">
            <text:p>120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16:18:17.9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09-10T18:12:31.425000000</dc:date>
    <meta:editing-duration>PT8H13S</meta:editing-duration>
    <meta:editing-cycles>19</meta:editing-cycles>
    <meta:generator>LibreOffice/24.2.4.2$Windows_X86_64 LibreOffice_project/51a6219feb6075d9a4c46691dcfe0cd9c4fff3c2</meta:generator>
    <meta:document-statistic meta:table-count="1" meta:cell-count="76" meta:object-count="0"/>
  </office:meta>
</office:document-meta>
</file>